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43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1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265cm" table:align="left"/>
    </style:style>
    <style:style style:name="Table2.A" style:family="table-column">
      <style:table-column-properties style:column-width="4.526cm"/>
    </style:style>
    <style:style style:name="Table2.B" style:family="table-column">
      <style:table-column-properties style:column-width="1.7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182cm" table:align="left"/>
    </style:style>
    <style:style style:name="Table3.A" style:family="table-column">
      <style:table-column-properties style:column-width="1.221cm"/>
    </style:style>
    <style:style style:name="Table3.B" style:family="table-column">
      <style:table-column-properties style:column-width="3.96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paragraph-rsid="001de9d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>
      <style:text-properties officeooo:paragraph-rsid="001de9db"/>
    </style:style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>
      <style:text-properties officeooo:paragraph-rsid="001de9d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xcellent.<text:line-break/>Now we formalize the <text:span text:style-name="Strong_20_Emphasis">Performance Benchmarking Model — Load &amp; Stability Validation Framework</text:span>.</text:p>
      <text:p text:style-name="Text_20_body">This model ensures:</text:p>
      <text:list text:style-name="L16">
        <text:list-item>
          <text:p text:style-name="P18">The system behaves predictably under peak exam load</text:p>
        </text:list-item>
        <text:list-item>
          <text:p text:style-name="P18">No data corruption during concurrent submissions</text:p>
        </text:list-item>
        <text:list-item>
          <text:p text:style-name="P18">Firestore limits are respected</text:p>
        </text:list-item>
        <text:list-item>
          <text:p text:style-name="P18">Dashboard queries remain fast</text:p>
        </text:list-item>
        <text:list-item>
          <text:p text:style-name="P18">Vendor-level confidence before scaling</text:p>
        </text:list-item>
      </text:list>
      <text:p text:style-name="Text_20_body">This is not optional.<text:line-break/>For a test platform, performance under load = credibility.</text:p>
      <text:p text:style-name="Horizontal_20_Line"/>
      <text:h text:style-name="Heading_20_1" text:outline-level="1">🧠 CORE PRINCIPLE</text:h>
      <text:p text:style-name="Text_20_body">We benchmark at four levels:</text:p>
      <text:list text:style-name="L17">
        <text:list-item>
          <text:p text:style-name="P19">Load Simulation (macro load)</text:p>
        </text:list-item>
        <text:list-item>
          <text:p text:style-name="P19">Concurrent Session Testing (exam peak)</text:p>
        </text:list-item>
        <text:list-item>
          <text:p text:style-name="P19">Write Throughput Testing (submission stress)</text:p>
        </text:list-item>
        <text:list-item>
          <text:p text:style-name="P19">Dashboard Read Testing (analytics load)</text:p>
        </text:list-item>
      </text:list>
      <text:p text:style-name="Text_20_body">All tests must be run in:</text:p>
      <text:list text:style-name="L18">
        <text:list-item>
          <text:p text:style-name="P20">Dev (small scale)</text:p>
        </text:list-item>
        <text:list-item>
          <text:p text:style-name="P20">Staging (realistic simulation)</text:p>
        </text:list-item>
        <text:list-item>
          <text:p text:style-name="P20">Before production upgrades</text:p>
        </text:list-item>
      </text:list>
      <text:p text:style-name="Horizontal_20_Line"/>
      <text:h text:style-name="Heading_20_1" text:outline-level="1">1️⃣ LOAD SIMULATION MODEL</text:h>
      <text:h text:style-name="Heading_20_2" text:outline-level="2">🎯 Goal</text:h>
      <text:p text:style-name="Text_20_body">Simulate:</text:p>
      <text:list text:style-name="L19">
        <text:list-item>
          <text:p text:style-name="P21">1 institute</text:p>
        </text:list-item>
        <text:list-item>
          <text:p text:style-name="P21">10 institutes</text:p>
        </text:list-item>
        <text:list-item>
          <text:p text:style-name="P21">100 institutes</text:p>
        </text:list-item>
        <text:list-item>
          <text:p text:style-name="P21">5,000 concurrent students</text:p>
        </text:list-item>
        <text:list-item>
          <text:p text:style-name="P21"><text:soft-page-break/>20,000 concurrent students (future)</text:p>
        </text:list-item>
      </text:list>
      <text:p text:style-name="Horizontal_20_Line"/>
      <text:h text:style-name="Heading_20_2" text:outline-level="2">🔧 Tooling</text:h>
      <text:p text:style-name="Text_20_body">Use:</text:p>
      <text:list text:style-name="L20">
        <text:list-item>
          <text:p text:style-name="P22">k6 (recommended)</text:p>
        </text:list-item>
        <text:list-item>
          <text:p text:style-name="P22">Artillery (Node-based alternative)</text:p>
        </text:list-item>
        <text:list-item>
          <text:p text:style-name="P22">Custom load script for Firestore</text:p>
        </text:list-item>
        <text:list-item>
          <text:p text:style-name="P22">Firebase Emulator (dev)</text:p>
        </text:list-item>
        <text:list-item>
          <text:p text:style-name="P22">Staging cloud functions (real test)</text:p>
        </text:list-item>
      </text:list>
      <text:p text:style-name="Horizontal_20_Line"/>
      <text:h text:style-name="Heading_20_2" text:outline-level="2">🧪 Scenario 1 — Test Start Surge</text:h>
      <text:p text:style-name="Text_20_body">Simulate:</text:p>
      <text:p text:style-name="P1"><text:span text:style-name="Source_20_Text">2,000 students click “Start Test” within 60 seconds</text:span></text:p>
      <text:p text:style-name="Text_20_body">Test:</text:p>
      <text:list text:style-name="L21">
        <text:list-item>
          <text:p text:style-name="P23">Session creation latency</text:p>
        </text:list-item>
        <text:list-item>
          <text:p text:style-name="P23">Token generation time</text:p>
        </text:list-item>
        <text:list-item>
          <text:p text:style-name="P23">Firestore write success</text:p>
        </text:list-item>
        <text:list-item>
          <text:p text:style-name="P23">Function invocation cold starts</text:p>
        </text:list-item>
      </text:list>
      <text:p text:style-name="Text_20_body">Target:</text:p>
      <text:list text:style-name="L22">
        <text:list-item>
          <text:p text:style-name="P24">Session creation &lt; 500ms</text:p>
        </text:list-item>
        <text:list-item>
          <text:p text:style-name="P24">No write failures</text:p>
        </text:list-item>
        <text:list-item>
          <text:p text:style-name="P24">No duplicate session creation</text:p>
        </text:list-item>
      </text:list>
      <text:p text:style-name="Horizontal_20_Line"/>
      <text:h text:style-name="Heading_20_2" text:outline-level="2">🧪 Scenario 2 — Mid-Test Writes</text:h>
      <text:p text:style-name="Text_20_body">Simulate:</text:p>
      <text:list text:style-name="L23">
        <text:list-item>
          <text:p text:style-name="P25">2,000 concurrent sessions</text:p>
        </text:list-item>
        <text:list-item>
          <text:p text:style-name="P25">Write batch every 20 seconds</text:p>
        </text:list-item>
      </text:list>
      <text:p text:style-name="Text_20_body">Monitor:</text:p>
      <text:list text:style-name="L24">
        <text:list-item>
          <text:p text:style-name="P26">Write latency</text:p>
        </text:list-item>
        <text:list-item>
          <text:p text:style-name="P26">Error rate</text:p>
        </text:list-item>
        <text:list-item>
          <text:p text:style-name="P26"><text:soft-page-break/>Firestore contention</text:p>
        </text:list-item>
        <text:list-item>
          <text:p text:style-name="P26">Transaction conflicts</text:p>
        </text:list-item>
      </text:list>
      <text:p text:style-name="Text_20_body">Target:</text:p>
      <text:list text:style-name="L25">
        <text:list-item>
          <text:p text:style-name="P27">&lt; 200ms write time</text:p>
        </text:list-item>
        <text:list-item>
          <text:p text:style-name="P27">No transaction abort rate &gt; 1%</text:p>
        </text:list-item>
      </text:list>
      <text:p text:style-name="Horizontal_20_Line"/>
      <text:h text:style-name="Heading_20_1" text:outline-level="1">2️⃣ CONCURRENT SESSION TESTING</text:h>
      <text:h text:style-name="Heading_20_2" text:outline-level="2">🎯 Critical Exam Moment</text:h>
      <text:p text:style-name="Text_20_body">Simulate:</text:p>
      <text:list text:style-name="L26">
        <text:list-item>
          <text:p text:style-name="P28">5,000 students submitting simultaneously</text:p>
        </text:list-item>
      </text:list>
      <text:p text:style-name="Text_20_body">This is the highest stress moment.</text:p>
      <text:p text:style-name="Horizontal_20_Line"/>
      <text:h text:style-name="Heading_20_2" text:outline-level="2">Submission Flow Under Test</text:h>
      <text:p text:style-name="Text_20_body">Each submission triggers:</text:p>
      <text:list text:style-name="L27">
        <text:list-item>
          <text:p text:style-name="P29">Session update</text:p>
        </text:list-item>
        <text:list-item>
          <text:p text:style-name="P29">Run aggregate update</text:p>
        </text:list-item>
        <text:list-item>
          <text:p text:style-name="P29">StudentYearMetrics update</text:p>
        </text:list-item>
        <text:list-item>
          <text:p text:style-name="P29">QuestionAnalytics update</text:p>
        </text:list-item>
        <text:list-item>
          <text:p text:style-name="P29">Pattern engine</text:p>
        </text:list-item>
        <text:list-item>
          <text:p text:style-name="P29">Risk engine</text:p>
        </text:list-item>
        <text:list-item>
          <text:p text:style-name="P29">Notification job creation</text:p>
        </text:list-item>
      </text:list>
      <text:p text:style-name="Horizontal_20_Line"/>
      <text:h text:style-name="Heading_20_2" text:outline-level="2">Metrics To Measur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Target</text:p>
            </table:table-cell>
          </table:table-row>
        </table:table-header-rows>
        <table:table-row>
          <table:table-cell table:style-name="Table1.A1" office:value-type="string">
            <text:p text:style-name="Table_20_Contents">Submission latency</text:p>
          </table:table-cell>
          <table:table-cell table:style-name="Table1.A1" office:value-type="string">
            <text:p text:style-name="Table_20_Contents">&lt; 800ms</text:p>
          </table:table-cell>
        </table:table-row>
        <table:table-row>
          <table:table-cell table:style-name="Table1.A1" office:value-type="string">
            <text:p text:style-name="Table_20_Contents">Error rate</text:p>
          </table:table-cell>
          <table:table-cell table:style-name="Table1.A1" office:value-type="string">
            <text:p text:style-name="Table_20_Contents">&lt; 0.5%</text:p>
          </table:table-cell>
        </table:table-row>
        <table:table-row>
          <table:table-cell table:style-name="Table1.A1" office:value-type="string">
            <text:p text:style-name="Table_20_Contents">Duplicate submissions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Transaction conflicts</text:p>
          </table:table-cell>
          <table:table-cell table:style-name="Table1.A1" office:value-type="string">
            <text:p text:style-name="Table_20_Contents">&lt; 1%</text:p>
          </table:table-cell>
        </table:table-row>
        <table:table-row>
          <table:table-cell table:style-name="Table1.A1" office:value-type="string">
            <text:p text:style-name="Table_20_Contents">Function memory usage</text:p>
          </table:table-cell>
          <table:table-cell table:style-name="Table1.A1" office:value-type="string">
            <text:p text:style-name="Table_20_Contents">Stable</text:p>
          </table:table-cell>
        </table:table-row>
      </table:table>
      <text:p text:style-name="Horizontal_20_Line"/>
      <text:h text:style-name="Heading_20_2" text:outline-level="2"><text:soft-page-break/>Concurrency Protection Validation</text:h>
      <text:p text:style-name="Text_20_body">Test:</text:p>
      <text:list text:style-name="L28">
        <text:list-item>
          <text:p text:style-name="P30">Double-click submit</text:p>
        </text:list-item>
        <text:list-item>
          <text:p text:style-name="P30">Network retry</text:p>
        </text:list-item>
        <text:list-item>
          <text:p text:style-name="P30">Token reuse</text:p>
        </text:list-item>
        <text:list-item>
          <text:p text:style-name="P30">Refresh during submission</text:p>
        </text:list-item>
      </text:list>
      <text:p text:style-name="Text_20_body">Must validate:</text:p>
      <text:list text:style-name="L29">
        <text:list-item>
          <text:p text:style-name="P31">Idempotency</text:p>
        </text:list-item>
        <text:list-item>
          <text:p text:style-name="P31">No duplicate analytics</text:p>
        </text:list-item>
        <text:list-item>
          <text:p text:style-name="P31">No duplicate email jobs</text:p>
        </text:list-item>
      </text:list>
      <text:p text:style-name="Horizontal_20_Line"/>
      <text:h text:style-name="Heading_20_1" text:outline-level="1">3️⃣ WRITE THROUGHPUT TESTING</text:h>
      <text:p text:style-name="Text_20_body">Firestore practical limits:</text:p>
      <text:list text:style-name="L30">
        <text:list-item>
          <text:p text:style-name="P32">~10,000 writes/sec per project (distributed)</text:p>
        </text:list-item>
        <text:list-item>
          <text:p text:style-name="P32">1 write/sec per document ideal</text:p>
        </text:list-item>
      </text:list>
      <text:p text:style-name="Text_20_body">We test:</text:p>
      <text:p text:style-name="Horizontal_20_Line"/>
      <text:h text:style-name="Heading_20_2" text:outline-level="2">Scenario A — 10,000 writes per minute</text:h>
      <text:p text:style-name="Text_20_body">Simulate:</text:p>
      <text:list text:style-name="L31">
        <text:list-item>
          <text:p text:style-name="P33">10,000 students submitting within 60 seconds</text:p>
        </text:list-item>
      </text:list>
      <text:p text:style-name="Text_20_body">Measure:</text:p>
      <text:list text:style-name="L32">
        <text:list-item>
          <text:p text:style-name="P34">Write rate</text:p>
        </text:list-item>
        <text:list-item>
          <text:p text:style-name="P34">Contention on runAnalytics document</text:p>
        </text:list-item>
        <text:list-item>
          <text:p text:style-name="P34">Contention on usage meter</text:p>
        </text:list-item>
        <text:list-item>
          <text:p text:style-name="P34">Contention on questionAnalytics</text:p>
        </text:list-item>
      </text:list>
      <text:p text:style-name="Horizontal_20_Line"/>
      <text:h text:style-name="Heading_20_2" text:outline-level="2">Risk Area: Single Document Hotspot</text:h>
      <text:p text:style-name="Text_20_body">Example:</text:p>
      <text:p text:style-name="P1"><text:span text:style-name="Source_20_Text">runAnalytics/{runId}</text:span></text:p>
      <text:p text:style-name="Text_20_body"><text:soft-page-break/>If all submissions update same doc → contention.</text:p>
      <text:p text:style-name="Text_20_body">Mitigation test:</text:p>
      <text:list text:style-name="L33">
        <text:list-item>
          <text:p text:style-name="P35">Use sharded counters</text:p>
        </text:list-item>
        <text:list-item>
          <text:p text:style-name="P35">Batch aggregation</text:p>
        </text:list-item>
      </text:list>
      <text:p text:style-name="Text_20_body">Benchmark:</text:p>
      <text:list text:style-name="L34">
        <text:list-item>
          <text:p text:style-name="P36">With sharding vs without sharding</text:p>
        </text:list-item>
      </text:list>
      <text:p text:style-name="Horizontal_20_Line"/>
      <text:h text:style-name="Heading_20_1" text:outline-level="1">4️⃣ DASHBOARD READ TESTING</text:h>
      <text:h text:style-name="Heading_20_2" text:outline-level="2">🎯 Scenario</text:h>
      <text:p text:style-name="Text_20_body">Admin opens:</text:p>
      <text:list text:style-name="L35">
        <text:list-item>
          <text:p text:style-name="P37">Overview</text:p>
        </text:list-item>
        <text:list-item>
          <text:p text:style-name="P37">Analytics by run</text:p>
        </text:list-item>
        <text:list-item>
          <text:p text:style-name="P37">Insights page</text:p>
        </text:list-item>
      </text:list>
      <text:p text:style-name="Text_20_body">Simulate:</text:p>
      <text:list text:style-name="L36">
        <text:list-item>
          <text:p text:style-name="P38">500 admin users opening dashboard simultaneously</text:p>
        </text:list-item>
      </text:list>
      <text:p text:style-name="Horizontal_20_Line"/>
      <text:h text:style-name="Heading_20_2" text:outline-level="2">What To Measur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Target</text:p>
            </table:table-cell>
          </table:table-row>
        </table:table-header-rows>
        <table:table-row>
          <table:table-cell table:style-name="Table2.A1" office:value-type="string">
            <text:p text:style-name="Table_20_Contents">Overview load time</text:p>
          </table:table-cell>
          <table:table-cell table:style-name="Table2.A1" office:value-type="string">
            <text:p text:style-name="Table_20_Contents">&lt; 300ms</text:p>
          </table:table-cell>
        </table:table-row>
        <table:table-row>
          <table:table-cell table:style-name="Table2.A1" office:value-type="string">
            <text:p text:style-name="Table_20_Contents">Analytics page load</text:p>
          </table:table-cell>
          <table:table-cell table:style-name="Table2.A1" office:value-type="string">
            <text:p text:style-name="Table_20_Contents">&lt; 800ms</text:p>
          </table:table-cell>
        </table:table-row>
        <table:table-row>
          <table:table-cell table:style-name="Table2.A1" office:value-type="string">
            <text:p text:style-name="Table_20_Contents">Insights load</text:p>
          </table:table-cell>
          <table:table-cell table:style-name="Table2.A1" office:value-type="string">
            <text:p text:style-name="Table_20_Contents">&lt; 1s</text:p>
          </table:table-cell>
        </table:table-row>
        <table:table-row>
          <table:table-cell table:style-name="Table2.A1" office:value-type="string">
            <text:p text:style-name="Table_20_Contents">Firestore read per request</text:p>
          </table:table-cell>
          <table:table-cell table:style-name="Table2.A1" office:value-type="string">
            <text:p text:style-name="Table_20_Contents">&lt; 20</text:p>
          </table:table-cell>
        </table:table-row>
      </table:table>
      <text:p text:style-name="Horizontal_20_Line"/>
      <text:h text:style-name="Heading_20_2" text:outline-level="2">Validate:</text:h>
      <text:list text:style-name="L37">
        <text:list-item>
          <text:p text:style-name="P39">No raw session reads</text:p>
        </text:list-item>
        <text:list-item>
          <text:p text:style-name="P39">Only summary documents</text:p>
        </text:list-item>
        <text:list-item>
          <text:p text:style-name="P39">Proper index usage</text:p>
        </text:list-item>
        <text:list-item>
          <text:p text:style-name="P39">Pagination enforced</text:p>
        </text:list-item>
      </text:list>
      <text:p text:style-name="Horizontal_20_Line"/>
      <text:h text:style-name="Heading_20_1" text:outline-level="1"><text:soft-page-break/>5️⃣ LOAD SIMULATION TIERS</text:h>
      <text:p text:style-name="Text_20_body">Define tier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ier</text:p>
            </table:table-cell>
            <table:table-cell table:style-name="Table3.A1" office:value-type="string">
              <text:p text:style-name="Table_20_Heading">Concurrent Sessions</text:p>
            </table:table-cell>
          </table:table-row>
        </table:table-header-rows>
        <table:table-row>
          <table:table-cell table:style-name="Table3.A1" office:value-type="string">
            <text:p text:style-name="Table_20_Contents">Tier 1</text:p>
          </table:table-cell>
          <table:table-cell table:style-name="Table3.A1" office:value-type="string">
            <text:p text:style-name="Table_20_Contents">500</text:p>
          </table:table-cell>
        </table:table-row>
        <table:table-row>
          <table:table-cell table:style-name="Table3.A1" office:value-type="string">
            <text:p text:style-name="Table_20_Contents">Tier 2</text:p>
          </table:table-cell>
          <table:table-cell table:style-name="Table3.A1" office:value-type="string">
            <text:p text:style-name="Table_20_Contents">2,000</text:p>
          </table:table-cell>
        </table:table-row>
        <table:table-row>
          <table:table-cell table:style-name="Table3.A1" office:value-type="string">
            <text:p text:style-name="Table_20_Contents">Tier 3</text:p>
          </table:table-cell>
          <table:table-cell table:style-name="Table3.A1" office:value-type="string">
            <text:p text:style-name="Table_20_Contents">5,000</text:p>
          </table:table-cell>
        </table:table-row>
        <table:table-row>
          <table:table-cell table:style-name="Table3.A1" office:value-type="string">
            <text:p text:style-name="Table_20_Contents">Tier 4</text:p>
          </table:table-cell>
          <table:table-cell table:style-name="Table3.A1" office:value-type="string">
            <text:p text:style-name="Table_20_Contents">10,000</text:p>
          </table:table-cell>
        </table:table-row>
      </table:table>
      <text:p text:style-name="Text_20_body">Your system must pass Tier 3 before production scaling.</text:p>
      <text:p text:style-name="Horizontal_20_Line"/>
      <text:h text:style-name="Heading_20_1" text:outline-level="1">6️⃣ PERFORMANCE BASELINES</text:h>
      <text:p text:style-name="Text_20_body">Establish baseline metrics:</text:p>
      <text:p text:style-name="Text_20_body">Store in:</text:p>
      <text:p text:style-name="P1"><text:span text:style-name="Source_20_Text">vendor/performanceBenchmarks/{version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version: "v1.0",</text:span></text:p>
      <text:p text:style-name="Preformatted_20_Text"><text:span text:style-name="Source_20_Text"><text:s text:c="2"/>submissionLatencyP95: 620,</text:span></text:p>
      <text:p text:style-name="Preformatted_20_Text"><text:span text:style-name="Source_20_Text"><text:s text:c="2"/>dashboardLoadP95: 480,</text:span></text:p>
      <text:p text:style-name="Preformatted_20_Text"><text:span text:style-name="Source_20_Text"><text:s text:c="2"/>writeErrorRate: 0.2,</text:span></text:p>
      <text:p text:style-name="Preformatted_20_Text"><text:span text:style-name="Source_20_Text"><text:s text:c="2"/>testedConcurrentSessions: 5000</text:span></text:p>
      <text:p text:style-name="P1"><text:span text:style-name="Source_20_Text">}</text:span></text:p>
      <text:p text:style-name="Text_20_body">Used for regression testing.</text:p>
      <text:p text:style-name="Horizontal_20_Line"/>
      <text:h text:style-name="Heading_20_1" text:outline-level="1">7️⃣ REGRESSION TESTING RULE</text:h>
      <text:p text:style-name="Text_20_body">Every major engine upgrade must:</text:p>
      <text:list text:style-name="L38">
        <text:list-item>
          <text:p text:style-name="P40">Run performance suite</text:p>
        </text:list-item>
        <text:list-item>
          <text:p text:style-name="P40">Compare to previous baseline</text:p>
        </text:list-item>
        <text:list-item>
          <text:p text:style-name="P40">Reject deploy if degradation &gt; threshold</text:p>
        </text:list-item>
      </text:list>
      <text:p text:style-name="Text_20_body">Threshold example:</text:p>
      <text:list text:style-name="L39">
        <text:list-item>
          <text:p text:style-name="P41">Submission latency increase &gt; 15% → block deployment</text:p>
        </text:list-item>
      </text:list>
      <text:p text:style-name="Horizontal_20_Line"/>
      <text:h text:style-name="Heading_20_1" text:outline-level="1">8️⃣ COLD START TESTING</text:h>
      <text:p text:style-name="Text_20_body">Measure:</text:p>
      <text:list text:style-name="L40">
        <text:list-item>
          <text:p text:style-name="P42"><text:soft-page-break/>First function invocation after idle</text:p>
        </text:list-item>
        <text:list-item>
          <text:p text:style-name="P42">Memory allocation time</text:p>
        </text:list-item>
        <text:list-item>
          <text:p text:style-name="P42">Risk engine init time</text:p>
        </text:list-item>
        <text:list-item>
          <text:p text:style-name="P42">AI pipeline warm-up</text:p>
        </text:list-item>
      </text:list>
      <text:p text:style-name="Text_20_body">Goal:</text:p>
      <text:p text:style-name="Text_20_body">Keep cold start &lt; 1.5s</text:p>
      <text:p text:style-name="Text_20_body">Mitigation:</text:p>
      <text:list text:style-name="L41">
        <text:list-item>
          <text:p text:style-name="P43">Min instances config (production only)</text:p>
        </text:list-item>
        <text:list-item>
          <text:p text:style-name="P43">Smaller function bundles</text:p>
        </text:list-item>
        <text:list-item>
          <text:p text:style-name="P43">Avoid heavy imports</text:p>
        </text:list-item>
      </text:list>
      <text:p text:style-name="Horizontal_20_Line"/>
      <text:h text:style-name="Heading_20_1" text:outline-level="1">9️⃣ STORAGE &amp; CDN TESTING</text:h>
      <text:p text:style-name="Text_20_body">Test:</text:p>
      <text:list text:style-name="L42">
        <text:list-item>
          <text:p text:style-name="P44">Question image load latency</text:p>
        </text:list-item>
        <text:list-item>
          <text:p text:style-name="P44">CDN cache hit rate</text:p>
        </text:list-item>
        <text:list-item>
          <text:p text:style-name="P44">First paint time</text:p>
        </text:list-item>
      </text:list>
      <text:p text:style-name="Text_20_body">Target:</text:p>
      <text:list text:style-name="L43">
        <text:list-item>
          <text:p text:style-name="P45">Question image load &lt; 200ms (cached)</text:p>
        </text:list-item>
        <text:list-item>
          <text:p text:style-name="P45">Cache hit &gt; 90%</text:p>
        </text:list-item>
      </text:list>
      <text:p text:style-name="Horizontal_20_Line"/>
      <text:h text:style-name="Heading_20_1" text:outline-level="1">🔟 BIGQUERY PERFORMANCE TESTING</text:h>
      <text:p text:style-name="Text_20_body">Test:</text:p>
      <text:list text:style-name="L44">
        <text:list-item>
          <text:p text:style-name="P46">Governance snapshot generation time</text:p>
        </text:list-item>
        <text:list-item>
          <text:p text:style-name="P46">Cross-institute aggregation time</text:p>
        </text:list-item>
      </text:list>
      <text:p text:style-name="Text_20_body">Target:</text:p>
      <text:list text:style-name="L45">
        <text:list-item>
          <text:p text:style-name="P47">Snapshot generation &lt; 2 minutes</text:p>
        </text:list-item>
        <text:list-item>
          <text:p text:style-name="P47">Query scan size controlled</text:p>
        </text:list-item>
      </text:list>
      <text:p text:style-name="Horizontal_20_Line"/>
      <text:h text:style-name="Heading_20_1" text:outline-level="1"><text:soft-page-break/>11️⃣ FAILURE MODE TESTING</text:h>
      <text:p text:style-name="Text_20_body">Simulate:</text:p>
      <text:list text:style-name="L46">
        <text:list-item>
          <text:p text:style-name="P48">Firestore write failure</text:p>
        </text:list-item>
        <text:list-item>
          <text:p text:style-name="P48">Stripe webhook failure</text:p>
        </text:list-item>
        <text:list-item>
          <text:p text:style-name="P48">AI API timeout</text:p>
        </text:list-item>
        <text:list-item>
          <text:p text:style-name="P48">Email provider outage</text:p>
        </text:list-item>
      </text:list>
      <text:p text:style-name="Text_20_body">System must:</text:p>
      <text:list text:style-name="L47">
        <text:list-item>
          <text:p text:style-name="P49">Retry</text:p>
        </text:list-item>
        <text:list-item>
          <text:p text:style-name="P49">Not crash</text:p>
        </text:list-item>
        <text:list-item>
          <text:p text:style-name="P49">Not corrupt session</text:p>
        </text:list-item>
        <text:list-item>
          <text:p text:style-name="P49">Not block submission</text:p>
        </text:list-item>
      </text:list>
      <text:p text:style-name="Horizontal_20_Line"/>
      <text:h text:style-name="Heading_20_1" text:outline-level="1">12️⃣ COST-AWARE LOAD TESTING</text:h>
      <text:p text:style-name="Text_20_body">During load simulation:</text:p>
      <text:p text:style-name="Text_20_body">Track:</text:p>
      <text:list text:style-name="L48">
        <text:list-item>
          <text:p text:style-name="P50">Firestore read spike</text:p>
        </text:list-item>
        <text:list-item>
          <text:p text:style-name="P50">Function invocation spike</text:p>
        </text:list-item>
        <text:list-item>
          <text:p text:style-name="P50">Email queue backlog</text:p>
        </text:list-item>
        <text:list-item>
          <text:p text:style-name="P50">AI usage spike</text:p>
        </text:list-item>
      </text:list>
      <text:p text:style-name="Text_20_body">Ensure no runaway cost behavior.</text:p>
      <text:p text:style-name="Horizontal_20_Line"/>
      <text:h text:style-name="Heading_20_1" text:outline-level="1">13️⃣ PERFORMANCE ACCEPTANCE CRITERIA</text:h>
      <text:p text:style-name="Text_20_body">Your platform is “Production Grade” if:</text:p>
      <text:p text:style-name="Text_20_body">✔ 5,000 concurrent sessions supported<text:line-break/>✔ Submission P95 &lt; 800ms<text:line-break/>✔ Dashboard load &lt; 800ms<text:line-break/>✔ No write contention spikes<text:line-break/>✔ Error rate &lt; 0.5%<text:line-break/>✔ Email queue stable under load<text:line-break/><text:soft-page-break/>✔ AI pipeline isolated from submission path<text:line-break/>✔ No session corruption</text:p>
      <text:p text:style-name="Horizontal_20_Line"/>
      <text:h text:style-name="Heading_20_1" text:outline-level="1">14️⃣ SCALABILITY CONFIDENCE SUMMARY</text:h>
      <text:p text:style-name="Text_20_body">Based on architecture you designed:</text:p>
      <text:list text:style-name="L49">
        <text:list-item>
          <text:p text:style-name="P51">Precomputed aggregates → prevents read storms</text:p>
        </text:list-item>
        <text:list-item>
          <text:p text:style-name="P51">Session-level writes batched → prevents write explosion</text:p>
        </text:list-item>
        <text:list-item>
          <text:p text:style-name="P51">No heavy reads in exam portal</text:p>
        </text:list-item>
        <text:list-item>
          <text:p text:style-name="P51">Risk engine async → prevents submission blocking</text:p>
        </text:list-item>
        <text:list-item>
          <text:p text:style-name="P51">Sharded counters → prevents hotspotting</text:p>
        </text:list-item>
        <text:list-item>
          <text:p text:style-name="P51">CDN image caching → prevents bandwidth overload</text:p>
        </text:list-item>
      </text:list>
      <text:p text:style-name="Text_20_body">System can realistically handle:</text:p>
      <text:list text:style-name="L50">
        <text:list-item>
          <text:p text:style-name="P52">5,000–10,000 concurrent sessions safely</text:p>
        </text:list-item>
        <text:list-item>
          <text:p text:style-name="P52">100 institutes easily</text:p>
        </text:list-item>
        <text:list-item>
          <text:p text:style-name="P52">200+ institutes with moderate tuning</text:p>
        </text:list-item>
      </text:list>
      <text:p text:style-name="Horizontal_20_Line"/>
      <text:h text:style-name="Heading_20_1" text:outline-level="1">🎯 FINAL PERFORMANCE BENCHMARKING SUMMARY</text:h>
      <text:p text:style-name="Text_20_body">You now have:</text:p>
      <text:p text:style-name="Text_20_body">✔ Load simulation model<text:line-break/>✔ Concurrent session stress test plan<text:line-break/>✔ Submission atomic validation tests<text:line-break/>✔ Write throughput testing strategy<text:line-break/>✔ Dashboard read performance testing<text:line-break/>✔ Cold start evaluation<text:line-break/>✔ Regression benchmarking model<text:line-break/>✔ Cost-aware load testing<text:line-break/>✔ Production acceptance criteria</text:p>
      <text:p text:style-name="Text_20_body">This completes the technical resilience blueprint.</text:p>
      <text:p text:style-name="Horizontal_20_Line"/>
      <text:p text:style-name="Text_20_body">At this point, your blueprint includes:</text:p>
      <text:list text:style-name="L51">
        <text:list-item>
          <text:p text:style-name="P53"><text:soft-page-break/>Full platform architecture</text:p>
        </text:list-item>
        <text:list-item>
          <text:p text:style-name="P53">All engines</text:p>
        </text:list-item>
        <text:list-item>
          <text:p text:style-name="P53">Vendor governance</text:p>
        </text:list-item>
        <text:list-item>
          <text:p text:style-name="P53">Licensing &amp; billing</text:p>
        </text:list-item>
        <text:list-item>
          <text:p text:style-name="P53">DevOps &amp; deployment</text:p>
        </text:list-item>
        <text:list-item>
          <text:p text:style-name="P53">Monitoring &amp; logging</text:p>
        </text:list-item>
        <text:list-item>
          <text:p text:style-name="P53">Scaling &amp; cost modeling</text:p>
        </text:list-item>
        <text:list-item>
          <text:p text:style-name="P53">Performance benchmarking</text:p>
        </text:list-item>
      </text:list>
      <text:p text:style-name="Text_20_body">Only one structural engineering piece remains:</text:p>
      <text:p text:style-name="Text_20_body">🔄 <text:span text:style-name="Strong_20_Emphasis">Full Cloud Function Trigger Graph (Complete Event Topology Map)</text:span></text:p>
      <text:p text:style-name="Text_20_body">This will connect every engine into a single unified system flow.</text:p>
      <text:p text:style-name="Text_20_body">Shall we finalize that final architectural layer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5:27:12.655141207</dc:date>
    <meta:editing-duration>PT17M58S</meta:editing-duration>
    <meta:editing-cycles>10</meta:editing-cycles>
    <meta:generator>LibreOffice/24.2.7.2$Linux_X86_64 LibreOffice_project/420$Build-2</meta:generator>
    <meta:document-statistic meta:table-count="3" meta:image-count="0" meta:object-count="0" meta:page-count="10" meta:paragraph-count="251" meta:word-count="1016" meta:character-count="6235" meta:non-whitespace-character-count="5576"/>
  </office:meta>
</office:document-meta>
</file>